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is Software – by Lloyd James &lt;lloyd.thomas.james@gmail.com&gt; <text:s/>and Carl Rethmeier &lt;<text:a xlink:type="simple" xlink:href="mailto:rethmeier.carl@gmail.com">rethmeier.carl@gmail.com</text:a>&gt;</text:p>
      <text:p text:style-name="Standard"/>
      <text:p text:style-name="Standard">Compiling – use “make lib” to compile the code used by the root macros. Use “make PF” to compile PulseFinding.exe. Use “make” or “make ALL” to compile both of these, as well as the DAQ Software.</text:p>
      <text:p text:style-name="Standard"/>
      <text:p text:style-name="Standard">code/WaveformProcessor.cxx – this contains all the code for processing and peak-finding of waveforms. It reads in from a hdf5 file, processes a particular waveform. </text:p>
      <text:list xml:id="list4446569401" text:style-name="L1">
        <text:list-item>
          <text:p text:style-name="P1">processBaseline – this is used to calculate the mean and RMS of the waveform baseline. It is not currently used by the peak-finder, however it may prove useful for other things.</text:p>
        </text:list-item>
        <text:list-item>
          <text:p text:style-name="P1">findPulseGeneric – this is the main peak-finding algorithm of waveform processor. Using a set of input parameters (that are designed to vary little for different devices / overvoltages) it follows these steps:</text:p>
        </text:list-item>
      </text:list>
      <text:list xml:id="list1537275611" text:style-name="L2">
        <text:list-item>
          <text:p text:style-name="P2">Uses the noise level in the waveform to find a 'lower baseline'.</text:p>
        </text:list-item>
        <text:list-item>
          <text:p text:style-name="P2">Applies smoothing to the waveform to make peak-finding easier.</text:p>
        </text:list-item>
        <text:list-item>
          <text:p text:style-name="P2">Checks for the presence of radio noise by looking for bins that have large values in the direction opposite to the polarity of the waveform.</text:p>
        </text:list-item>
        <text:list-item>
          <text:p text:style-name="P2">Finds all intersections between the lower baseline and the waveform.</text:p>
        </text:list-item>
        <text:list-item>
          <text:p text:style-name="P2">Finds all local maxima (bins larger than the bins on either side) that lie above the lower baseline. Also accepts 'flattened' maxima that have two or more bins equal in value.</text:p>
        </text:list-item>
        <text:list-item>
          <text:p text:style-name="P2">Finds the 'pulse' regions, which lie between intersections between the waveform and the lower boundary, have a certain minimum width and contain at least one local maximum.</text:p>
        </text:list-item>
        <text:list-item>
          <text:p text:style-name="P2">Finds the maximum bin in each pulse.</text:p>
        </text:list-item>
        <text:list-item>
          <text:p text:style-name="P2">Rechecks the rising edge of each pulse (from the start to the maximum) for local maxima that may have been missed by examining the unsmoothed waveform.</text:p>
        </text:list-item>
        <text:list-item>
          <text:p text:style-name="P2">Identifies the local maxima that are likely to be peaks by ensuring that the steepness a certain number of bins on either side of the maximum exceeds a threshold determined by the noise level of the waveform.</text:p>
        </text:list-item>
        <text:list-item>
          <text:p text:style-name="P2">Calculates the approximate rise above the pulse (prominence) of each peak on the falling edge.</text:p>
        </text:list-item>
        <text:list-item>
          <text:p text:style-name="P2">Accepts all pulse maxima and all potential peaks that are the first in the pulse as peaks.</text:p>
        </text:list-item>
        <text:list-item>
          <text:p text:style-name="P2">For all other potential peaks, it calculates a 'peakiness' value by comparing the ratio of the relative prominence of the peak to the log of the horizontal serparation from the previous peak against a threshold. This ensures that potential peaks that are small and far from the previous peak are not accepted.</text:p>
        </text:list-item>
        <text:list-item>
          <text:p text:style-name="P2">Calculates such things as pulse charge and saves these results along with peak times and amplitudes.</text:p>
        </text:list-item>
      </text:list>
      <text:list xml:id="list1000698359" text:style-name="L3">
        <text:list-item>
          <text:p text:style-name="P3">findSmallPulse – called by findPulseGeneric when the pulses are very small compared to the noise level. Find a rough approximation of the peak time and amplitude. Not currently used.</text:p>
        </text:list-item>
        <text:list-item>
          <text:p text:style-name="P3">smoothWaveform – </text:p>
        </text:list-item>
        <text:list-item>
          <text:p text:style-name="P3">calcDeriv, getDeriv, getSecDeriv – </text:p>
        </text:list-item>
        <text:list-item>
          <text:p text:style-name="P3">findMin – </text:p>
        </text:list-item>
        <text:list-item>
          <text:p text:style-name="P3">findClearPulses – </text:p>
        </text:list-item>
      </text:list>
      <text:p text:style-name="Standard"/>
      <text:p text:style-name="Standard"/>
      <text:p text:style-name="Standard"/>
      <text:p text:style-name="Standard"/>
      <text:p text:style-name="Standard"/>
      <text:p text:style-name="Standard"><text:soft-page-break/>code/PulseFinding.cxx – iterates through all the events in a waveform and runs WaveformProcessor on them, finding the pulses and storing the information about the pulses in an NTuple. Compiles into bin/PulseFinding.exe.</text:p>
      <text:p text:style-name="Standard"/>
      <text:p text:style-name="Standard">code/Waveform.cxx – contains the declaration of the class that describes the waveforms that WaveformProcessor deals with.</text:p>
      <text:p text:style-name="Standard"/>
      <text:p text:style-name="Standard">code/DataFile.h, fft2f.c, LecroyFile.cxx, LecroyFile.h, LecroyHdfFile.cxx, LecroyHdfFile.h, Linkdef.h, RootDict.cxx, RootDict.h, RootDict_rdict.pcm - *shrugs* I guess they're important but I have no idea what they do and I've never had to touch them.</text:p>
      <text:p text:style-name="Standard"/>
      <text:p text:style-name="Standard">macro/ShowWF.C – this is used to draw a particular waveform and to show the results of the peak-finding process on it. ShowWF will draw all of the local maxima found by WaveformProcessor, along with all of the probable peaks, and all of the final peaks. By changing the mode it can also output information about all of these that can be used for making improvements to the parameters used by the peak-finder.</text:p>
      <text:p text:style-name="Standard"/>
      <text:p text:style-name="Standard">macro/nextPulse.C – this is used to to plot and fit the delta-time distribution and the amplitude vs delta-time histogram. </text:p>
      <text:p text:style-name="Standard"/>
      <text:p text:style-name="Standard">macro/CorrelatedAvalanche.C – this works in much the same was as nextPulse but also counts and spits out the total number of primary pulses, afterpulses, and crosstalk that is cou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4:14:09</meta:creation-date>
    <meta:generator>LibreOffice/3.5$Linux_X86_64 LibreOffice_project/350m1$Build-2</meta:generator>
    <dc:date>2015-08-31T11:38:49</dc:date>
    <meta:editing-duration>PT11M24S</meta:editing-duration>
    <meta:editing-cycles>4</meta:editing-cycles>
    <meta:document-statistic meta:table-count="0" meta:image-count="0" meta:object-count="0" meta:page-count="2" meta:paragraph-count="29" meta:word-count="675" meta:character-count="4129" meta:non-whitespace-character-count="3496"/>
  </office:meta>
</office:document-meta>
</file>